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Textbody" style:family="paragraph">
      <style:paragraph-properties fo:margin-top="0in" fo:margin-bottom="0in"/>
    </style:style>
    <style:style style:name="P6" style:parent-style-name="Textbody" style:family="paragraph">
      <style:paragraph-properties fo:margin-top="0in" fo:margin-bottom="0in"/>
    </style:style>
    <style:style style:name="T7" style:parent-style-name="DefaultParagraphFont" style:family="text">
      <style:text-properties fo:font-weight="bold" style:font-weight-asian="bold" style:font-weight-complex="bold"/>
    </style:style>
    <style:style style:name="P8" style:parent-style-name="Textbody" style:family="paragraph">
      <style:paragraph-properties fo:margin-top="0in" fo:margin-bottom="0in"/>
    </style:style>
    <style:style style:name="P9" style:parent-style-name="Textbody" style:family="paragraph">
      <style:paragraph-properties fo:margin-top="0in" fo:margin-bottom="0in"/>
    </style:style>
    <style:style style:name="P10" style:parent-style-name="Textbody" style:family="paragraph">
      <style:paragraph-properties fo:margin-top="0in" fo:margin-bottom="0in"/>
    </style:style>
    <style:style style:name="P11" style:parent-style-name="Textbody" style:family="paragraph">
      <style:paragraph-properties fo:margin-top="0in" fo:margin-bottom="0in"/>
    </style:style>
    <style:style style:name="P12" style:parent-style-name="Textbody" style:family="paragraph">
      <style:paragraph-properties fo:margin-top="0in" fo:margin-bottom="0in"/>
    </style:style>
    <style:style style:name="P13" style:parent-style-name="Textbody" style:family="paragraph">
      <style:paragraph-properties fo:margin-top="0in" fo:margin-bottom="0in"/>
    </style:style>
    <style:style style:name="P14" style:parent-style-name="Textbody" style:family="paragraph">
      <style:paragraph-properties fo:margin-top="0in" fo:margin-bottom="0in"/>
    </style:style>
    <style:style style:name="P15" style:parent-style-name="Textbody" style:family="paragraph">
      <style:paragraph-properties fo:margin-top="0in" fo:margin-bottom="0in"/>
    </style:style>
    <style:style style:name="P16" style:parent-style-name="Textbody" style:family="paragraph">
      <style:paragraph-properties fo:margin-top="0in" fo:margin-bottom="0in"/>
    </style:style>
    <style:style style:name="P17" style:parent-style-name="Textbody" style:family="paragraph">
      <style:paragraph-properties fo:margin-top="0in" fo:margin-bottom="0in"/>
    </style:style>
    <style:style style:name="P18" style:parent-style-name="Textbody" style:family="paragraph">
      <style:paragraph-properties fo:margin-top="0in" fo:margin-bottom="0in"/>
    </style:style>
    <style:style style:name="P19" style:parent-style-name="Textbody" style:family="paragraph">
      <style:paragraph-properties fo:margin-top="0in" fo:margin-bottom="0in"/>
    </style:style>
    <style:style style:name="T20" style:parent-style-name="DefaultParagraphFont" style:family="text">
      <style:text-properties style:font-name="Open Sans" style:font-name-complex="Open Sans" fo:color="#363635"/>
    </style:style>
    <style:style style:name="T21" style:parent-style-name="Strong" style:family="text">
      <style:text-properties style:font-name="Cambria Math" style:font-name-complex="Cambria Math" fo:color="#363635"/>
    </style:style>
    <style:style style:name="T22" style:parent-style-name="Strong" style:family="text">
      <style:text-properties style:font-name="Open Sans" style:font-name-complex="Open Sans" fo:color="#363635"/>
    </style:style>
    <style:style style:name="T23" style:parent-style-name="Strong" style:family="text">
      <style:text-properties style:font-name="Cambria Math" style:font-name-complex="Cambria Math" fo:color="#363635"/>
    </style:style>
    <style:style style:name="T24" style:parent-style-name="Strong" style:family="text">
      <style:text-properties style:font-name="Open Sans" style:font-name-complex="Open Sans" fo:color="#363635"/>
    </style:style>
    <style:style style:name="T25" style:parent-style-name="DefaultParagraphFont" style:family="text">
      <style:text-properties style:font-name="Open Sans" style:font-name-complex="Open Sans" fo:color="#363635"/>
    </style:style>
    <style:style style:name="T26" style:parent-style-name="DefaultParagraphFont" style:family="text">
      <style:text-properties style:font-name-complex="Times New Roman" fo:color="#363635"/>
    </style:style>
    <style:style style:name="T27" style:parent-style-name="DefaultParagraphFont" style:family="text">
      <style:text-properties style:font-name-complex="Times New Roman" fo:color="#363635"/>
    </style:style>
    <style:style style:name="P28" style:parent-style-name="Textbody" style:family="paragraph">
      <style:paragraph-properties fo:margin-top="0in" fo:margin-bottom="0in"/>
    </style:style>
    <style:style style:name="P29" style:parent-style-name="Textbody" style:family="paragraph">
      <style:paragraph-properties fo:margin-top="0in" fo:margin-bottom="0in"/>
    </style:style>
    <style:style style:name="P30" style:parent-style-name="Textbody" style:family="paragraph">
      <style:paragraph-properties fo:margin-top="0in" fo:margin-bottom="0in"/>
    </style:style>
    <style:style style:name="T31" style:parent-style-name="DefaultParagraphFont" style:family="text">
      <style:text-properties style:font-name="Open Sans" style:font-name-complex="Open Sans" fo:color="#363635"/>
    </style:style>
    <style:style style:name="T32" style:parent-style-name="Strong" style:family="text">
      <style:text-properties style:font-name="Cambria Math" style:font-name-complex="Cambria Math" fo:color="#363635"/>
    </style:style>
    <style:style style:name="T33" style:parent-style-name="Strong" style:family="text">
      <style:text-properties style:font-name="Open Sans" style:font-name-complex="Open Sans" fo:color="#363635"/>
    </style:style>
    <style:style style:name="T34" style:parent-style-name="Strong" style:family="text">
      <style:text-properties style:font-name="Cambria Math" style:font-name-complex="Cambria Math" fo:color="#363635"/>
    </style:style>
    <style:style style:name="T35" style:parent-style-name="Strong" style:family="text">
      <style:text-properties style:font-name="Open Sans" style:font-name-complex="Open Sans" fo:color="#363635"/>
    </style:style>
    <style:style style:name="T36" style:parent-style-name="Emphasis" style:family="text">
      <style:text-properties style:font-name="Open Sans" style:font-name-complex="Open Sans" fo:font-weight="bold" style:font-weight-asian="bold" style:font-weight-complex="bold" fo:color="#363635"/>
    </style:style>
    <style:style style:name="T37" style:parent-style-name="Emphasis" style:family="text">
      <style:text-properties style:font-name="Open Sans" style:font-name-complex="Open Sans" fo:font-weight="bold" style:font-weight-asian="bold" style:font-weight-complex="bold" fo:color="#363635" style:text-position="sub 66.6%"/>
    </style:style>
    <style:style style:name="T38" style:parent-style-name="Strong" style:family="text">
      <style:text-properties style:font-name="Open Sans" style:font-name-complex="Open Sans" fo:color="#363635"/>
    </style:style>
    <style:style style:name="T39" style:parent-style-name="Emphasis" style:family="text">
      <style:text-properties style:font-name="Open Sans" style:font-name-complex="Open Sans" fo:font-weight="bold" style:font-weight-asian="bold" style:font-weight-complex="bold" fo:color="#363635"/>
    </style:style>
    <style:style style:name="T40" style:parent-style-name="Strong" style:family="text">
      <style:text-properties style:font-name="Open Sans" style:font-name-complex="Open Sans" fo:color="#363635"/>
    </style:style>
    <style:style style:name="T41" style:parent-style-name="Emphasis" style:family="text">
      <style:text-properties style:font-name="Open Sans" style:font-name-complex="Open Sans" fo:font-weight="bold" style:font-weight-asian="bold" style:font-weight-complex="bold" fo:color="#363635"/>
    </style:style>
    <style:style style:name="T42" style:parent-style-name="Strong" style:family="text">
      <style:text-properties style:font-name="Open Sans" style:font-name-complex="Open Sans" fo:color="#363635"/>
    </style:style>
    <style:style style:name="T43" style:parent-style-name="DefaultParagraphFont" style:family="text">
      <style:text-properties style:font-name="Open Sans" style:font-name-complex="Open Sans" fo:color="#363635"/>
    </style:style>
    <style:style style:name="T44" style:parent-style-name="DefaultParagraphFont" style:family="text">
      <style:text-properties style:font-name-complex="Times New Roman" fo:color="#363635"/>
    </style:style>
    <style:style style:name="T45" style:parent-style-name="Emphasis" style:family="text">
      <style:text-properties style:font-name="Open Sans" style:font-name-complex="Open Sans" fo:font-weight="bold" style:font-weight-asian="bold" style:font-weight-complex="bold" fo:color="#363635"/>
    </style:style>
    <style:style style:name="T46" style:parent-style-name="Emphasis" style:family="text">
      <style:text-properties style:font-name="Open Sans" style:font-name-complex="Open Sans" fo:font-weight="bold" style:font-weight-asian="bold" style:font-weight-complex="bold" fo:color="#363635" style:text-position="sub 66.6%"/>
    </style:style>
    <style:style style:name="T47" style:parent-style-name="Strong" style:family="text">
      <style:text-properties style:font-name="Open Sans" style:font-name-complex="Open Sans" fo:color="#363635"/>
    </style:style>
    <style:style style:name="T48" style:parent-style-name="Emphasis" style:family="text">
      <style:text-properties style:font-name="Open Sans" style:font-name-complex="Open Sans" fo:font-weight="bold" style:font-weight-asian="bold" style:font-weight-complex="bold" fo:color="#363635"/>
    </style:style>
    <style:style style:name="T49" style:parent-style-name="Strong" style:family="text">
      <style:text-properties style:font-name="Open Sans" style:font-name-complex="Open Sans" fo:color="#363635"/>
    </style:style>
    <style:style style:name="T50" style:parent-style-name="DefaultParagraphFont" style:family="text">
      <style:text-properties style:font-name="Open Sans" style:font-name-complex="Open Sans" fo:color="#363635"/>
    </style:style>
    <style:style style:name="T51" style:parent-style-name="DefaultParagraphFont" style:family="text">
      <style:text-properties style:font-name-complex="Times New Roman" fo:color="#363635"/>
    </style:style>
    <style:style style:name="T52" style:parent-style-name="Emphasis" style:family="text">
      <style:text-properties style:font-name="Open Sans" style:font-name-complex="Open Sans" fo:font-weight="bold" style:font-weight-asian="bold" style:font-weight-complex="bold" fo:color="#363635"/>
    </style:style>
    <style:style style:name="T53" style:parent-style-name="Strong" style:family="text">
      <style:text-properties style:font-name="Open Sans" style:font-name-complex="Open Sans" fo:color="#363635" style:text-position="sub 66.6%"/>
    </style:style>
    <style:style style:name="T54" style:parent-style-name="Strong" style:family="text">
      <style:text-properties style:font-name="Open Sans" style:font-name-complex="Open Sans" fo:color="#363635"/>
    </style:style>
    <style:style style:name="T55" style:parent-style-name="DefaultParagraphFont" style:family="text">
      <style:text-properties style:font-name="Open Sans" style:font-name-complex="Open Sans" fo:color="#363635"/>
    </style:style>
    <style:style style:name="T56" style:parent-style-name="DefaultParagraphFont" style:family="text">
      <style:text-properties fo:color="#363635"/>
    </style:style>
    <style:style style:name="T57" style:parent-style-name="DefaultParagraphFont" style:family="text">
      <style:text-properties fo:color="#363635"/>
    </style:style>
    <style:style style:name="T58" style:parent-style-name="DefaultParagraphFont" style:family="text">
      <style:text-properties fo:font-weight="bold" style:font-weight-asian="bold" style:font-weight-complex="bold" fo:color="#363635"/>
    </style:style>
    <style:style style:name="T59" style:parent-style-name="DefaultParagraphFont" style:family="text">
      <style:text-properties fo:color="#363635"/>
    </style:style>
    <style:style style:name="T60" style:parent-style-name="DefaultParagraphFont" style:family="text">
      <style:text-properties fo:font-weight="bold" style:font-weight-asian="bold" style:font-weight-complex="bold" fo:font-style="italic" style:font-style-asian="italic" style:font-style-complex="italic" fo:color="#363635"/>
    </style:style>
    <style:style style:name="T61"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62" style:parent-style-name="DefaultParagraphFont" style:family="text">
      <style:text-properties fo:font-weight="bold" style:font-weight-asian="bold" style:font-weight-complex="bold" fo:color="#363635"/>
    </style:style>
    <style:style style:name="T63" style:parent-style-name="DefaultParagraphFont" style:family="text">
      <style:text-properties fo:font-weight="bold" style:font-weight-asian="bold" style:font-weight-complex="bold" fo:font-style="italic" style:font-style-asian="italic" style:font-style-complex="italic" fo:color="#363635"/>
    </style:style>
    <style:style style:name="T64"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65" style:parent-style-name="DefaultParagraphFont" style:family="text">
      <style:text-properties fo:font-weight="bold" style:font-weight-asian="bold" style:font-weight-complex="bold" fo:color="#363635" style:text-position="sub 66.6%"/>
    </style:style>
    <style:style style:name="T66" style:parent-style-name="DefaultParagraphFont" style:family="text">
      <style:text-properties fo:font-weight="bold" style:font-weight-asian="bold" style:font-weight-complex="bold" fo:font-style="italic" style:font-style-asian="italic" style:font-style-complex="italic" fo:color="#363635"/>
    </style:style>
    <style:style style:name="T67" style:parent-style-name="DefaultParagraphFont" style:family="text">
      <style:text-properties fo:font-weight="bold" style:font-weight-asian="bold" style:font-weight-complex="bold" fo:color="#363635"/>
    </style:style>
    <style:style style:name="T68" style:parent-style-name="DefaultParagraphFont" style:family="text">
      <style:text-properties fo:font-weight="bold" style:font-weight-asian="bold" style:font-weight-complex="bold" fo:font-style="italic" style:font-style-asian="italic" style:font-style-complex="italic" fo:color="#363635"/>
    </style:style>
    <style:style style:name="T69"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70" style:parent-style-name="DefaultParagraphFont" style:family="text">
      <style:text-properties fo:font-weight="bold" style:font-weight-asian="bold" style:font-weight-complex="bold" fo:color="#363635" style:text-position="sub 66.6%"/>
    </style:style>
    <style:style style:name="T71" style:parent-style-name="DefaultParagraphFont" style:family="text">
      <style:text-properties fo:font-weight="bold" style:font-weight-asian="bold" style:font-weight-complex="bold" fo:color="#363635"/>
    </style:style>
    <style:style style:name="T72" style:parent-style-name="DefaultParagraphFont" style:family="text">
      <style:text-properties fo:color="#363635"/>
    </style:style>
    <style:style style:name="T73" style:parent-style-name="DefaultParagraphFont" style:family="text">
      <style:text-properties fo:color="#363635"/>
    </style:style>
    <style:style style:name="T74" style:parent-style-name="DefaultParagraphFont" style:family="text">
      <style:text-properties fo:color="#363635"/>
    </style:style>
    <style:style style:name="T75" style:parent-style-name="DefaultParagraphFont" style:family="text">
      <style:text-properties fo:font-weight="bold" style:font-weight-asian="bold" style:font-weight-complex="bold" fo:font-style="italic" style:font-style-asian="italic" style:font-style-complex="italic" fo:color="#363635"/>
    </style:style>
    <style:style style:name="T76" style:parent-style-name="DefaultParagraphFont" style:family="text">
      <style:text-properties fo:font-weight="bold" style:font-weight-asian="bold" style:font-weight-complex="bold" fo:color="#363635" style:text-position="sub 66.6%"/>
    </style:style>
    <style:style style:name="T77" style:parent-style-name="DefaultParagraphFont" style:family="text">
      <style:text-properties fo:font-weight="bold" style:font-weight-asian="bold" style:font-weight-complex="bold" fo:color="#363635"/>
    </style:style>
    <style:style style:name="T78" style:parent-style-name="DefaultParagraphFont" style:family="text">
      <style:text-properties fo:font-weight="bold" style:font-weight-asian="bold" style:font-weight-complex="bold" fo:font-style="italic" style:font-style-asian="italic" style:font-style-complex="italic" fo:color="#363635"/>
    </style:style>
    <style:style style:name="T79" style:parent-style-name="DefaultParagraphFont" style:family="text">
      <style:text-properties fo:font-weight="bold" style:font-weight-asian="bold" style:font-weight-complex="bold" fo:color="#363635" style:text-position="sub 66.6%"/>
    </style:style>
    <style:style style:name="T80" style:parent-style-name="DefaultParagraphFont" style:family="text">
      <style:text-properties fo:font-weight="bold" style:font-weight-asian="bold" style:font-weight-complex="bold" fo:color="#363635"/>
    </style:style>
    <style:style style:name="T81" style:parent-style-name="DefaultParagraphFont" style:family="text">
      <style:text-properties fo:color="#363635"/>
    </style:style>
    <style:style style:name="T82" style:parent-style-name="DefaultParagraphFont" style:family="text">
      <style:text-properties fo:font-weight="bold" style:font-weight-asian="bold" style:font-weight-complex="bold" fo:font-style="italic" style:font-style-asian="italic" style:font-style-complex="italic" fo:color="#363635"/>
    </style:style>
    <style:style style:name="T83"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84" style:parent-style-name="DefaultParagraphFont" style:family="text">
      <style:text-properties fo:font-weight="bold" style:font-weight-asian="bold" style:font-weight-complex="bold" fo:color="#363635"/>
    </style:style>
    <style:style style:name="T85" style:parent-style-name="DefaultParagraphFont" style:family="text">
      <style:text-properties fo:font-weight="bold" style:font-weight-asian="bold" style:font-weight-complex="bold" fo:font-style="italic" style:font-style-asian="italic" style:font-style-complex="italic" fo:color="#363635"/>
    </style:style>
    <style:style style:name="T86"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87" style:parent-style-name="DefaultParagraphFont" style:family="text">
      <style:text-properties fo:font-weight="bold" style:font-weight-asian="bold" style:font-weight-complex="bold" fo:color="#363635"/>
    </style:style>
    <style:style style:name="T88" style:parent-style-name="DefaultParagraphFont" style:family="text">
      <style:text-properties fo:font-weight="bold" style:font-weight-asian="bold" style:font-weight-complex="bold" fo:font-style="italic" style:font-style-asian="italic" style:font-style-complex="italic" fo:color="#363635"/>
    </style:style>
    <style:style style:name="T89"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90" style:parent-style-name="DefaultParagraphFont" style:family="text">
      <style:text-properties fo:color="#363635"/>
    </style:style>
    <style:style style:name="T91" style:parent-style-name="DefaultParagraphFont" style:family="text">
      <style:text-properties fo:font-weight="bold" style:font-weight-asian="bold" style:font-weight-complex="bold" fo:font-style="italic" style:font-style-asian="italic" style:font-style-complex="italic" fo:color="#363635"/>
    </style:style>
    <style:style style:name="T92" style:parent-style-name="DefaultParagraphFont" style:family="text">
      <style:text-properties fo:font-weight="bold" style:font-weight-asian="bold" style:font-weight-complex="bold" fo:color="#363635" style:text-position="sub 66.6%"/>
    </style:style>
    <style:style style:name="T93" style:parent-style-name="DefaultParagraphFont" style:family="text">
      <style:text-properties fo:font-weight="bold" style:font-weight-asian="bold" style:font-weight-complex="bold" fo:color="#363635"/>
    </style:style>
    <style:style style:name="T94" style:parent-style-name="DefaultParagraphFont" style:family="text">
      <style:text-properties fo:color="#363635"/>
    </style:style>
    <style:style style:name="T95" style:parent-style-name="DefaultParagraphFont" style:family="text">
      <style:text-properties fo:font-weight="bold" style:font-weight-asian="bold" style:font-weight-complex="bold" fo:font-style="italic" style:font-style-asian="italic" style:font-style-complex="italic" fo:color="#363635"/>
    </style:style>
    <style:style style:name="T96" style:parent-style-name="DefaultParagraphFont" style:family="text">
      <style:text-properties fo:font-weight="bold" style:font-weight-asian="bold" style:font-weight-complex="bold" fo:color="#363635" style:text-position="sub 66.6%"/>
    </style:style>
    <style:style style:name="T97" style:parent-style-name="DefaultParagraphFont" style:family="text">
      <style:text-properties fo:font-weight="bold" style:font-weight-asian="bold" style:font-weight-complex="bold" fo:color="#363635"/>
    </style:style>
    <style:style style:name="T98" style:parent-style-name="DefaultParagraphFont" style:family="text">
      <style:text-properties fo:color="#363635"/>
    </style:style>
    <style:style style:name="T99" style:parent-style-name="DefaultParagraphFont" style:family="text">
      <style:text-properties fo:color="#363635"/>
    </style:style>
    <style:style style:name="T100" style:parent-style-name="DefaultParagraphFont" style:family="text">
      <style:text-properties fo:color="#363635"/>
    </style:style>
    <style:style style:name="T101" style:parent-style-name="DefaultParagraphFont" style:family="text">
      <style:text-properties fo:font-weight="bold" style:font-weight-asian="bold" style:font-weight-complex="bold" fo:color="#363635"/>
    </style:style>
    <style:style style:name="T102" style:parent-style-name="DefaultParagraphFont" style:family="text">
      <style:text-properties fo:color="#363635"/>
    </style:style>
    <style:style style:name="P103" style:parent-style-name="NormalWeb" style:family="paragraph"/>
    <style:style style:name="T104" style:parent-style-name="DefaultParagraphFont" style:family="text">
      <style:text-properties fo:font-weight="bold" style:font-weight-asian="bold" style:font-weight-complex="bold" fo:font-style="italic" style:font-style-asian="italic" style:font-style-complex="italic" fo:color="#363635"/>
    </style:style>
    <style:style style:name="T105"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106" style:parent-style-name="DefaultParagraphFont" style:family="text">
      <style:text-properties fo:font-weight="bold" style:font-weight-asian="bold" style:font-weight-complex="bold" fo:color="#363635"/>
    </style:style>
    <style:style style:name="T107" style:parent-style-name="DefaultParagraphFont" style:family="text">
      <style:text-properties fo:font-weight="bold" style:font-weight-asian="bold" style:font-weight-complex="bold" fo:font-style="italic" style:font-style-asian="italic" style:font-style-complex="italic" fo:color="#363635"/>
    </style:style>
    <style:style style:name="T108" style:parent-style-name="DefaultParagraphFont" style:family="text">
      <style:text-properties fo:font-weight="bold" style:font-weight-asian="bold" style:font-weight-complex="bold" fo:color="#363635"/>
    </style:style>
    <style:style style:name="T109" style:parent-style-name="DefaultParagraphFont" style:family="text">
      <style:text-properties fo:font-weight="bold" style:font-weight-asian="bold" style:font-weight-complex="bold" fo:font-style="italic" style:font-style-asian="italic" style:font-style-complex="italic" fo:color="#363635"/>
    </style:style>
    <style:style style:name="T110" style:parent-style-name="DefaultParagraphFont" style:family="text">
      <style:text-properties fo:font-weight="bold" style:font-weight-asian="bold" style:font-weight-complex="bold" fo:font-style="italic" style:font-style-asian="italic" style:font-style-complex="italic" fo:color="#363635" style:text-position="sub 66.6%"/>
    </style:style>
    <style:style style:name="T111" style:parent-style-name="DefaultParagraphFont" style:family="text">
      <style:text-properties fo:font-weight="bold" style:font-weight-asian="bold" style:font-weight-complex="bold" fo:color="#363635" style:text-position="sub 66.6%"/>
    </style:style>
    <style:style style:name="T112" style:parent-style-name="DefaultParagraphFont" style:family="text">
      <style:text-properties fo:font-weight="bold" style:font-weight-asian="bold" style:font-weight-complex="bold" fo:color="#363635"/>
    </style:style>
    <style:style style:name="T113" style:parent-style-name="DefaultParagraphFont" style:family="text">
      <style:text-properties fo:color="#363635"/>
    </style:style>
    <style:style style:name="T114" style:parent-style-name="DefaultParagraphFont" style:family="text">
      <style:text-properties fo:font-weight="bold" style:font-weight-asian="bold" style:font-weight-complex="bold" fo:color="#363635"/>
    </style:style>
    <style:style style:name="T115" style:parent-style-name="DefaultParagraphFont" style:family="text">
      <style:text-properties fo:color="#363635"/>
    </style:style>
    <style:style style:name="T116" style:parent-style-name="DefaultParagraphFont" style:family="text">
      <style:text-properties fo:font-weight="bold" style:font-weight-asian="bold" style:font-weight-complex="bold" fo:font-style="italic" style:font-style-asian="italic" style:font-style-complex="italic" fo:color="#363635"/>
    </style:style>
    <style:style style:name="T117" style:parent-style-name="DefaultParagraphFont" style:family="text">
      <style:text-properties fo:font-weight="bold" style:font-weight-asian="bold" style:font-weight-complex="bold" fo:color="#363635" style:text-position="sub 66.6%"/>
    </style:style>
    <style:style style:name="T118" style:parent-style-name="DefaultParagraphFont" style:family="text">
      <style:text-properties fo:color="#363635"/>
    </style:style>
    <style:style style:name="P119" style:parent-style-name="Normal" style:family="paragraph">
      <style:paragraph-properties fo:widows="2" fo:orphans="2" style:vertical-align="auto" fo:margin-top="0.0694in" fo:margin-bottom="0.0694in" style:line-height-at-least="0.2291in"/>
      <style:text-properties fo:hyphenate="true"/>
    </style:style>
    <style:style style:name="T120"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2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122"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123"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24"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12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2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127"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128"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12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30"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131"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132"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133"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134"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135"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13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37"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138"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13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140"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141"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142" style:parent-style-name="DefaultParagraphFont" style:family="text">
      <style:text-properties style:font-name="Open Sans" style:font-name-complex="Open Sans" fo:color="#363635"/>
    </style:style>
    <style:style style:name="T143" style:parent-style-name="Strong" style:family="text">
      <style:text-properties style:font-name="Open Sans" style:font-name-complex="Open Sans" fo:color="#363635"/>
    </style:style>
    <style:style style:name="T144" style:parent-style-name="Emphasis" style:family="text">
      <style:text-properties style:font-name="Open Sans" style:font-name-complex="Open Sans" fo:font-weight="bold" style:font-weight-asian="bold" style:font-weight-complex="bold" fo:color="#363635"/>
    </style:style>
    <style:style style:name="T145" style:parent-style-name="Emphasis" style:family="text">
      <style:text-properties style:font-name="Open Sans" style:font-name-complex="Open Sans" fo:font-weight="bold" style:font-weight-asian="bold" style:font-weight-complex="bold" fo:color="#363635" style:text-position="sub 66.6%"/>
    </style:style>
    <style:style style:name="T146" style:parent-style-name="Strong" style:family="text">
      <style:text-properties style:font-name="Open Sans" style:font-name-complex="Open Sans" fo:color="#363635"/>
    </style:style>
    <style:style style:name="T147" style:parent-style-name="Emphasis" style:family="text">
      <style:text-properties style:font-name="Open Sans" style:font-name-complex="Open Sans" fo:font-weight="bold" style:font-weight-asian="bold" style:font-weight-complex="bold" fo:color="#363635" style:text-position="sub 66.6%"/>
    </style:style>
    <style:style style:name="T148" style:parent-style-name="Strong" style:family="text">
      <style:text-properties style:font-name="Open Sans" style:font-name-complex="Open Sans" fo:color="#363635" style:text-position="sub 66.6%"/>
    </style:style>
    <style:style style:name="T149" style:parent-style-name="Strong" style:family="text">
      <style:text-properties fo:color="#363635" style:text-position="sub 66.6%"/>
    </style:style>
    <style:style style:name="T150" style:parent-style-name="DefaultParagraphFont" style:family="text">
      <style:text-properties fo:color="#363635"/>
    </style:style>
    <style:style style:name="T151" style:parent-style-name="Emphasis" style:family="text">
      <style:text-properties fo:font-weight="bold" style:font-weight-asian="bold" style:font-weight-complex="bold" fo:color="#363635"/>
    </style:style>
    <style:style style:name="T152" style:parent-style-name="DefaultParagraphFont" style:family="text">
      <style:text-properties fo:color="#363635"/>
    </style:style>
    <style:style style:name="T153" style:parent-style-name="DefaultParagraphFont" style:family="text">
      <style:text-properties fo:color="#363635"/>
    </style:style>
    <style:style style:name="T154" style:parent-style-name="Strong" style:family="text">
      <style:text-properties fo:color="#363635"/>
    </style:style>
    <style:style style:name="T155" style:parent-style-name="Emphasis" style:family="text">
      <style:text-properties fo:font-weight="bold" style:font-weight-asian="bold" style:font-weight-complex="bold" fo:color="#363635"/>
    </style:style>
    <style:style style:name="T156" style:parent-style-name="Emphasis" style:family="text">
      <style:text-properties fo:font-weight="bold" style:font-weight-asian="bold" style:font-weight-complex="bold" fo:color="#363635" style:text-position="sub 66.6%"/>
    </style:style>
    <style:style style:name="T157" style:parent-style-name="Strong" style:family="text">
      <style:text-properties fo:color="#363635"/>
    </style:style>
    <style:style style:name="T158" style:parent-style-name="Emphasis" style:family="text">
      <style:text-properties fo:font-weight="bold" style:font-weight-asian="bold" style:font-weight-complex="bold" fo:color="#363635" style:text-position="sub 66.6%"/>
    </style:style>
    <style:style style:name="T159" style:parent-style-name="Strong" style:family="text">
      <style:text-properties fo:color="#363635" style:text-position="sub 66.6%"/>
    </style:style>
    <style:style style:name="T160" style:parent-style-name="DefaultParagraphFont" style:family="text">
      <style:text-properties fo:color="#363635"/>
    </style:style>
    <style:style style:name="T161" style:parent-style-name="DefaultParagraphFont" style:family="text">
      <style:text-properties fo:color="#363635"/>
    </style:style>
    <style:style style:name="T162" style:parent-style-name="Emphasis" style:family="text">
      <style:text-properties fo:font-weight="bold" style:font-weight-asian="bold" style:font-weight-complex="bold" fo:color="#363635"/>
    </style:style>
    <style:style style:name="T163" style:parent-style-name="Strong" style:family="text">
      <style:text-properties fo:color="#363635"/>
    </style:style>
    <style:style style:name="T164" style:parent-style-name="DefaultParagraphFont" style:family="text">
      <style:text-properties fo:color="#363635"/>
    </style:style>
    <style:style style:name="T165" style:parent-style-name="Strong" style:family="text">
      <style:text-properties fo:color="#363635"/>
    </style:style>
    <style:style style:name="T166" style:parent-style-name="Emphasis" style:family="text">
      <style:text-properties fo:font-weight="bold" style:font-weight-asian="bold" style:font-weight-complex="bold" fo:color="#363635"/>
    </style:style>
    <style:style style:name="T167" style:parent-style-name="Emphasis" style:family="text">
      <style:text-properties fo:font-weight="bold" style:font-weight-asian="bold" style:font-weight-complex="bold" fo:color="#363635" style:text-position="sub 66.6%"/>
    </style:style>
    <style:style style:name="T168" style:parent-style-name="Strong" style:family="text">
      <style:text-properties fo:color="#363635"/>
    </style:style>
    <style:style style:name="T169" style:parent-style-name="Emphasis" style:family="text">
      <style:text-properties fo:font-weight="bold" style:font-weight-asian="bold" style:font-weight-complex="bold" fo:color="#363635" style:text-position="sub 66.6%"/>
    </style:style>
    <style:style style:name="T170" style:parent-style-name="Strong" style:family="text">
      <style:text-properties fo:color="#363635" style:text-position="sub 66.6%"/>
    </style:style>
    <style:style style:name="T171" style:parent-style-name="DefaultParagraphFont" style:family="text">
      <style:text-properties fo:color="#363635"/>
    </style:style>
    <style:style style:name="T172" style:parent-style-name="Emphasis" style:family="text">
      <style:text-properties fo:font-weight="bold" style:font-weight-asian="bold" style:font-weight-complex="bold" fo:color="#363635"/>
    </style:style>
    <style:style style:name="T173" style:parent-style-name="DefaultParagraphFont" style:family="text">
      <style:text-properties fo:color="#363635"/>
    </style:style>
    <style:style style:name="T174" style:parent-style-name="Emphasis" style:family="text">
      <style:text-properties fo:font-weight="bold" style:font-weight-asian="bold" style:font-weight-complex="bold" fo:color="#363635"/>
    </style:style>
    <style:style style:name="T175" style:parent-style-name="Strong" style:family="text">
      <style:text-properties fo:color="#363635"/>
    </style:style>
    <style:style style:name="T176" style:parent-style-name="DefaultParagraphFont" style:family="text">
      <style:text-properties fo:color="#363635"/>
    </style:style>
    <style:style style:name="T177" style:parent-style-name="DefaultParagraphFont" style:family="text">
      <style:text-properties fo:color="#363635"/>
    </style:style>
    <style:style style:name="T178" style:parent-style-name="Strong" style:family="text">
      <style:text-properties fo:color="#363635"/>
    </style:style>
    <style:style style:name="T179" style:parent-style-name="DefaultParagraphFont" style:family="text">
      <style:text-properties fo:color="#363635"/>
    </style:style>
    <style:style style:name="T180" style:parent-style-name="Emphasis" style:family="text">
      <style:text-properties fo:font-weight="bold" style:font-weight-asian="bold" style:font-weight-complex="bold" fo:color="#363635"/>
    </style:style>
    <style:style style:name="T181" style:parent-style-name="Emphasis" style:family="text">
      <style:text-properties fo:font-weight="bold" style:font-weight-asian="bold" style:font-weight-complex="bold" fo:color="#363635" style:text-position="sub 66.6%"/>
    </style:style>
    <style:style style:name="T182" style:parent-style-name="Strong" style:family="text">
      <style:text-properties fo:color="#363635"/>
    </style:style>
    <style:style style:name="T183" style:parent-style-name="Emphasis" style:family="text">
      <style:text-properties fo:font-weight="bold" style:font-weight-asian="bold" style:font-weight-complex="bold" fo:color="#363635"/>
    </style:style>
    <style:style style:name="T184" style:parent-style-name="Emphasis" style:family="text">
      <style:text-properties fo:font-weight="bold" style:font-weight-asian="bold" style:font-weight-complex="bold" fo:color="#363635" style:text-position="sub 66.6%"/>
    </style:style>
    <style:style style:name="T185" style:parent-style-name="Strong" style:family="text">
      <style:text-properties fo:color="#363635" style:text-position="sub 66.6%"/>
    </style:style>
    <style:style style:name="T186" style:parent-style-name="Strong" style:family="text">
      <style:text-properties fo:color="#363635"/>
    </style:style>
    <style:style style:name="T187" style:parent-style-name="Emphasis" style:family="text">
      <style:text-properties fo:font-weight="bold" style:font-weight-asian="bold" style:font-weight-complex="bold" fo:color="#363635"/>
    </style:style>
    <style:style style:name="T188" style:parent-style-name="DefaultParagraphFont" style:family="text">
      <style:text-properties fo:color="#363635"/>
    </style:style>
    <style:style style:name="T189" style:parent-style-name="Emphasis" style:family="text">
      <style:text-properties fo:font-weight="bold" style:font-weight-asian="bold" style:font-weight-complex="bold" fo:color="#363635"/>
    </style:style>
    <style:style style:name="T190" style:parent-style-name="DefaultParagraphFont" style:family="text">
      <style:text-properties fo:color="#363635"/>
    </style:style>
    <style:style style:name="P191" style:parent-style-name="NormalWeb" style:family="paragraph">
      <style:text-properties fo:color="#363635"/>
    </style:style>
    <style:style style:name="P192" style:parent-style-name="NormalWeb" style:family="paragraph">
      <style:text-properties fo:color="#363635"/>
    </style:style>
    <style:style style:name="T193" style:parent-style-name="DefaultParagraphFont" style:family="text">
      <style:text-properties fo:color="#363635"/>
    </style:style>
    <style:style style:name="T194" style:parent-style-name="Strong" style:family="text">
      <style:text-properties style:font-name="Open Sans" style:font-name-complex="Open Sans" fo:color="#363635"/>
    </style:style>
    <style:style style:name="T195" style:parent-style-name="DefaultParagraphFont" style:family="text">
      <style:text-properties fo:font-weight="bold" style:font-weight-asian="bold" style:font-weight-complex="bold" fo:color="#363635"/>
    </style:style>
    <style:style style:name="T196" style:parent-style-name="DefaultParagraphFont" style:family="text">
      <style:text-properties fo:color="#363635"/>
    </style:style>
    <style:style style:name="P197" style:parent-style-name="Normal" style:family="paragraph">
      <style:paragraph-properties fo:widows="2" fo:orphans="2" style:vertical-align="auto" fo:margin-top="0.0694in" fo:margin-bottom="0.0694in" style:line-height-at-least="0.2291in"/>
      <style:text-properties fo:hyphenate="true"/>
    </style:style>
    <style:style style:name="T198"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199"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00"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0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0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03"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0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0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06"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0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0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09"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210"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1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1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13"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214" style:parent-style-name="Normal" style:family="paragraph">
      <style:paragraph-properties fo:widows="2" fo:orphans="2" style:vertical-align="auto" fo:margin-top="0.0694in" fo:margin-bottom="0.0694in" style:line-height-at-least="0.2291in"/>
      <style:text-properties fo:hyphenate="true"/>
    </style:style>
    <style:style style:name="T215"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16"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17"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1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1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20"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2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2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23"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24"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2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26"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227"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2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2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230"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231"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232" style:parent-style-name="Normal" style:family="paragraph">
      <style:paragraph-properties fo:widows="2" fo:orphans="2" style:vertical-align="auto" fo:margin-top="0.0694in" fo:margin-bottom="0.0694in"/>
      <style:text-properties fo:hyphenate="true"/>
    </style:style>
    <style:style style:name="T233"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34"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P235"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236" style:parent-style-name="NormalWeb" style:family="paragraph">
      <style:text-properties fo:color="#363635"/>
    </style:style>
    <style:style style:name="T237" style:parent-style-name="DefaultParagraphFont" style:family="text">
      <style:text-properties fo:color="#363635"/>
    </style:style>
    <style:style style:name="T238" style:parent-style-name="DefaultParagraphFont" style:family="text">
      <style:text-properties fo:color="#363635"/>
    </style:style>
    <style:style style:name="T239" style:parent-style-name="Emphasis" style:family="text">
      <style:text-properties fo:font-weight="bold" style:font-weight-asian="bold" style:font-weight-complex="bold" fo:color="#363635"/>
    </style:style>
    <style:style style:name="T240" style:parent-style-name="Emphasis" style:family="text">
      <style:text-properties fo:font-weight="bold" style:font-weight-asian="bold" style:font-weight-complex="bold" fo:color="#363635" style:text-position="sub 66.6%"/>
    </style:style>
    <style:style style:name="T241" style:parent-style-name="Strong" style:family="text">
      <style:text-properties fo:color="#363635"/>
    </style:style>
    <style:style style:name="T242" style:parent-style-name="Emphasis" style:family="text">
      <style:text-properties fo:font-weight="bold" style:font-weight-asian="bold" style:font-weight-complex="bold" fo:color="#363635"/>
    </style:style>
    <style:style style:name="T243" style:parent-style-name="Strong" style:family="text">
      <style:text-properties fo:color="#363635" style:text-position="super 66.6%"/>
    </style:style>
    <style:style style:name="T244" style:parent-style-name="Strong" style:family="text">
      <style:text-properties fo:color="#363635"/>
    </style:style>
    <style:style style:name="T245" style:parent-style-name="Emphasis" style:family="text">
      <style:text-properties fo:font-weight="bold" style:font-weight-asian="bold" style:font-weight-complex="bold" fo:color="#363635"/>
    </style:style>
    <style:style style:name="T246" style:parent-style-name="Strong" style:family="text">
      <style:text-properties fo:color="#363635"/>
    </style:style>
    <style:style style:name="T247" style:parent-style-name="Emphasis" style:family="text">
      <style:text-properties fo:font-weight="bold" style:font-weight-asian="bold" style:font-weight-complex="bold" fo:color="#363635"/>
    </style:style>
    <style:style style:name="T248" style:parent-style-name="DefaultParagraphFont" style:family="text">
      <style:text-properties fo:color="#363635"/>
    </style:style>
    <style:style style:name="T249" style:parent-style-name="DefaultParagraphFont" style:family="text">
      <style:text-properties fo:color="#363635"/>
    </style:style>
    <style:style style:name="T250" style:parent-style-name="Emphasis" style:family="text">
      <style:text-properties fo:font-weight="bold" style:font-weight-asian="bold" style:font-weight-complex="bold" fo:color="#363635"/>
    </style:style>
    <style:style style:name="T251" style:parent-style-name="Emphasis" style:family="text">
      <style:text-properties fo:font-weight="bold" style:font-weight-asian="bold" style:font-weight-complex="bold" fo:color="#363635" style:text-position="sub 66.6%"/>
    </style:style>
    <style:style style:name="T252" style:parent-style-name="Strong" style:family="text">
      <style:text-properties fo:color="#363635"/>
    </style:style>
    <style:style style:name="T253" style:parent-style-name="Emphasis" style:family="text">
      <style:text-properties fo:font-weight="bold" style:font-weight-asian="bold" style:font-weight-complex="bold" fo:color="#363635"/>
    </style:style>
    <style:style style:name="T254" style:parent-style-name="Strong" style:family="text">
      <style:text-properties fo:color="#363635" style:text-position="super 66.6%"/>
    </style:style>
    <style:style style:name="T255" style:parent-style-name="Strong" style:family="text">
      <style:text-properties fo:color="#363635"/>
    </style:style>
    <style:style style:name="T256" style:parent-style-name="Emphasis" style:family="text">
      <style:text-properties fo:font-weight="bold" style:font-weight-asian="bold" style:font-weight-complex="bold" fo:color="#363635"/>
    </style:style>
    <style:style style:name="T257" style:parent-style-name="Strong" style:family="text">
      <style:text-properties fo:color="#363635"/>
    </style:style>
    <style:style style:name="T258" style:parent-style-name="Emphasis" style:family="text">
      <style:text-properties fo:color="#363635"/>
    </style:style>
    <style:style style:name="T259" style:parent-style-name="DefaultParagraphFont" style:family="text">
      <style:text-properties fo:color="#363635"/>
    </style:style>
    <style:style style:name="T260" style:parent-style-name="DefaultParagraphFont" style:family="text">
      <style:text-properties fo:color="#363635"/>
    </style:style>
    <style:style style:name="T261" style:parent-style-name="DefaultParagraphFont" style:family="text">
      <style:text-properties fo:color="#363635"/>
    </style:style>
    <style:style style:name="P262" style:parent-style-name="NormalWeb" style:family="paragraph">
      <style:text-properties fo:color="#363635"/>
    </style:style>
    <style:style style:name="T263" style:parent-style-name="DefaultParagraphFont" style:family="text">
      <style:text-properties fo:color="#363635"/>
    </style:style>
    <style:style style:name="T264" style:parent-style-name="Emphasis" style:family="text">
      <style:text-properties style:font-name="Open Sans" style:font-name-complex="Open Sans" fo:font-weight="bold" style:font-weight-asian="bold" style:font-weight-complex="bold" fo:color="#363635"/>
    </style:style>
    <style:style style:name="T265" style:parent-style-name="Emphasis" style:family="text">
      <style:text-properties style:font-name="Open Sans" style:font-name-complex="Open Sans" fo:font-weight="bold" style:font-weight-asian="bold" style:font-weight-complex="bold" fo:color="#363635" style:text-position="sub 66.6%"/>
    </style:style>
    <style:style style:name="T266" style:parent-style-name="DefaultParagraphFont" style:family="text">
      <style:text-properties style:font-name="Open Sans" style:font-name-complex="Open Sans" fo:color="#363635"/>
    </style:style>
    <style:style style:name="T267" style:parent-style-name="DefaultParagraphFont" style:family="text">
      <style:text-properties fo:color="#363635"/>
    </style:style>
    <style:style style:name="T268" style:parent-style-name="DefaultParagraphFont" style:family="text">
      <style:text-properties fo:color="#363635"/>
    </style:style>
    <style:style style:name="T269" style:parent-style-name="DefaultParagraphFont" style:family="text">
      <style:text-properties fo:color="#363635"/>
    </style:style>
    <style:style style:name="P270"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271"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272"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273" style:parent-style-name="Normal" style:family="paragraph">
      <style:paragraph-properties fo:widows="2" fo:orphans="2" style:vertical-align="auto" fo:margin-top="0.0694in" fo:margin-bottom="0.0694in" style:line-height-at-least="0.2291in"/>
      <style:text-properties fo:hyphenate="true"/>
    </style:style>
    <style:style style:name="T274"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7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276"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77"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278"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279"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280" style:parent-style-name="NormalWeb" style:family="paragraph">
      <style:text-properties fo:color="#363635"/>
    </style:style>
    <style:style style:name="P281" style:parent-style-name="NormalWeb" style:family="paragraph">
      <style:text-properties fo:color="#363635"/>
    </style:style>
    <style:style style:name="T282" style:parent-style-name="DefaultParagraphFont" style:family="text">
      <style:text-properties fo:color="#363635"/>
    </style:style>
    <style:style style:name="T283" style:parent-style-name="DefaultParagraphFont" style:family="text">
      <style:text-properties fo:color="#363635"/>
    </style:style>
    <style:style style:name="T284" style:parent-style-name="DefaultParagraphFont" style:family="text">
      <style:text-properties fo:color="#363635"/>
    </style:style>
    <style:style style:name="T285" style:parent-style-name="Strong" style:family="text">
      <style:text-properties fo:color="#363635"/>
    </style:style>
    <style:style style:name="T286" style:parent-style-name="DefaultParagraphFont" style:family="text">
      <style:text-properties fo:color="#363635"/>
    </style:style>
    <style:style style:name="T287" style:parent-style-name="DefaultParagraphFont" style:family="text">
      <style:text-properties fo:color="#363635"/>
    </style:style>
    <style:style style:name="T288" style:parent-style-name="DefaultParagraphFont" style:family="text">
      <style:text-properties fo:color="#363635"/>
    </style:style>
    <style:style style:name="T289" style:parent-style-name="Emphasis" style:family="text">
      <style:text-properties fo:font-weight="bold" style:font-weight-asian="bold" style:font-weight-complex="bold" fo:color="#363635"/>
    </style:style>
    <style:style style:name="T290" style:parent-style-name="Emphasis" style:family="text">
      <style:text-properties fo:font-weight="bold" style:font-weight-asian="bold" style:font-weight-complex="bold" fo:color="#363635" style:text-position="sub 66.6%"/>
    </style:style>
    <style:style style:name="T291" style:parent-style-name="Strong" style:family="text">
      <style:text-properties fo:color="#363635"/>
    </style:style>
    <style:style style:name="T292" style:parent-style-name="Emphasis" style:family="text">
      <style:text-properties fo:font-weight="bold" style:font-weight-asian="bold" style:font-weight-complex="bold" fo:color="#363635"/>
    </style:style>
    <style:style style:name="T293" style:parent-style-name="Emphasis" style:family="text">
      <style:text-properties fo:font-weight="bold" style:font-weight-asian="bold" style:font-weight-complex="bold" fo:color="#363635" style:text-position="sub 66.6%"/>
    </style:style>
    <style:style style:name="T294" style:parent-style-name="Strong" style:family="text">
      <style:text-properties fo:color="#363635" style:text-position="sub 66.6%"/>
    </style:style>
    <style:style style:name="T295" style:parent-style-name="DefaultParagraphFont" style:family="text">
      <style:text-properties fo:color="#363635"/>
    </style:style>
    <style:style style:name="T296" style:parent-style-name="Emphasis" style:family="text">
      <style:text-properties fo:font-weight="bold" style:font-weight-asian="bold" style:font-weight-complex="bold" fo:color="#363635"/>
    </style:style>
    <style:style style:name="T297" style:parent-style-name="DefaultParagraphFont" style:family="text">
      <style:text-properties fo:color="#363635"/>
    </style:style>
    <style:style style:name="T298" style:parent-style-name="DefaultParagraphFont" style:family="text">
      <style:text-properties fo:color="#363635"/>
    </style:style>
    <style:style style:name="T299" style:parent-style-name="DefaultParagraphFont" style:family="text">
      <style:text-properties fo:color="#363635"/>
    </style:style>
    <style:style style:name="T300" style:parent-style-name="Emphasis" style:family="text">
      <style:text-properties fo:font-weight="bold" style:font-weight-asian="bold" style:font-weight-complex="bold" fo:color="#363635"/>
    </style:style>
    <style:style style:name="T301" style:parent-style-name="DefaultParagraphFont" style:family="text">
      <style:text-properties fo:color="#363635"/>
    </style:style>
    <style:style style:name="P302" style:parent-style-name="NormalWeb" style:family="paragraph">
      <style:text-properties fo:color="#363635"/>
    </style:style>
    <style:style style:name="P303" style:parent-style-name="NormalWeb" style:family="paragraph">
      <style:text-properties fo:color="#363635"/>
    </style:style>
    <style:style style:name="P304" style:parent-style-name="Normal" style:family="paragraph">
      <style:paragraph-properties fo:widows="2" fo:orphans="2" style:vertical-align="auto" fo:margin-top="0.0694in" fo:margin-bottom="0.0694in"/>
      <style:text-properties fo:hyphenate="true"/>
    </style:style>
    <style:style style:name="T305"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06"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0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08"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0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10"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11"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312"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313" style:parent-style-name="Normal" style:family="paragraph">
      <style:paragraph-properties fo:widows="2" fo:orphans="2" style:vertical-align="auto" fo:margin-top="0.0694in" fo:margin-bottom="0.0694in" style:line-height-at-least="0.2291in"/>
      <style:text-properties fo:hyphenate="true"/>
    </style:style>
    <style:style style:name="T314"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1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16" style:parent-style-name="DefaultParagraphFont" style:family="text">
      <style:text-properties style:font-name-asian="Times New Roman" style:font-name-complex="Times New Roman" fo:font-style="italic" style:font-style-asian="italic" style:font-style-complex="italic" fo:color="#363635" style:letter-kerning="false" fo:language="en" fo:country="IN" style:language-asian="en" style:country-asian="IN" style:language-complex="ar" style:country-complex="SA"/>
    </style:style>
    <style:style style:name="P317"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18"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19"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20" style:parent-style-name="Normal" style:family="paragraph">
      <style:paragraph-properties fo:widows="2" fo:orphans="2" style:vertical-align="auto" fo:margin-top="0.0694in" fo:margin-bottom="0.0694in" style:line-height-at-least="0.2291in"/>
      <style:text-properties fo:hyphenate="true"/>
    </style:style>
    <style:style style:name="T321"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2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23"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24"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325"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26" style:parent-style-name="Normal" style:family="paragraph">
      <style:paragraph-properties fo:widows="2" fo:orphans="2" style:vertical-align="auto" fo:margin-top="0.0694in" fo:margin-bottom="0.0694in" style:line-height-at-least="0.2291in"/>
      <style:text-properties fo:hyphenate="true"/>
    </style:style>
    <style:style style:name="T327"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2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2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30"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3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3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33"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T334"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35"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P336" style:parent-style-name="Normal" style:family="paragraph">
      <style:paragraph-properties fo:widows="2" fo:orphans="2" style:vertical-align="auto" fo:margin-top="0.0694in" fo:margin-bottom="0.0694in" style:line-height-at-least="0.2291in"/>
      <style:text-properties fo:hyphenate="true"/>
    </style:style>
    <style:style style:name="T337"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38"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39"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40"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41"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42"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style:text-position="sub 66.6%" fo:language="en" fo:country="IN" style:language-asian="en" style:country-asian="IN" style:language-complex="ar" style:country-complex="SA"/>
    </style:style>
    <style:style style:name="T343" style:parent-style-name="DefaultParagraphFont" style:family="text">
      <style:text-properties style:font-name-asian="Times New Roman" style:font-name-complex="Times New Roman" fo:font-weight="bold" style:font-weight-asian="bold" style:font-weight-complex="bold" fo:color="#363635" style:letter-kerning="false" style:text-position="sub 66.6%" fo:language="en" fo:country="IN" style:language-asian="en" style:country-asian="IN" style:language-complex="ar" style:country-complex="SA"/>
    </style:style>
    <style:style style:name="P344"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45"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46" style:parent-style-name="Normal" style:family="paragraph">
      <style:paragraph-properties fo:widows="2" fo:orphans="2" style:vertical-align="auto" fo:margin-top="0.0694in" fo:margin-bottom="0.0694in" style:line-height-at-least="0.2291in"/>
      <style:text-properties fo:hyphenate="true"/>
    </style:style>
    <style:style style:name="T347"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48"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49" style:parent-style-name="DefaultParagraphFont" style:family="text">
      <style:text-properties style:font-name-complex="Times New Roman" fo:color="#363635"/>
    </style:style>
    <style:style style:name="T350"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51"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52"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53" style:parent-style-name="DefaultParagraphFont" style:family="text">
      <style:text-properties style:font-name="Open Sans" style:font-name-asian="Times New Roman" style:font-name-complex="Open Sans" fo:color="#363635" style:letter-kerning="false" fo:language="en" fo:country="IN" style:language-asian="en" style:country-asian="IN" style:language-complex="ar" style:country-complex="SA"/>
    </style:style>
    <style:style style:name="T354"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55"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56"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57"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58"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59"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T360" style:parent-style-name="DefaultParagraphFont" style:family="text">
      <style:text-properties style:font-name-asian="Times New Roman" style:font-name-complex="Times New Roman" fo:font-weight="bold" style:font-weight-asian="bold" style:font-weight-complex="bold" fo:font-style="italic" style:font-style-asian="italic" style:font-style-complex="italic" fo:color="#363635" style:letter-kerning="false" fo:language="en" fo:country="IN" style:language-asian="en" style:country-asian="IN" style:language-complex="ar" style:country-complex="SA"/>
    </style:style>
    <style:style style:name="T361" style:parent-style-name="DefaultParagraphFont" style:family="text">
      <style:text-properties style:font-name-asian="Times New Roman" style:font-name-complex="Times New Roman" fo:font-weight="bold" style:font-weight-asian="bold" style:font-weight-complex="bold" fo:color="#363635" style:letter-kerning="false" fo:language="en" fo:country="IN" style:language-asian="en" style:country-asian="IN" style:language-complex="ar" style:country-complex="SA"/>
    </style:style>
    <style:style style:name="T362" style:parent-style-name="DefaultParagraphFont" style:family="text">
      <style:text-properties style:font-name-asian="Times New Roman" style:font-name-complex="Times New Roman" fo:color="#363635" style:letter-kerning="false" fo:language="en" fo:country="IN" style:language-asian="en" style:country-asian="IN" style:language-complex="ar" style:country-complex="SA"/>
    </style:style>
    <style:style style:name="P363"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4"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5"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6" style:parent-style-name="Normal" style:family="paragraph">
      <style:paragraph-properties fo:widows="2" fo:orphans="2" style:vertical-align="auto" fo:margin-top="0.0694in" fo:margin-bottom="0.0694in" style:line-height-at-least="0.2291in"/>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7"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8"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69" style:parent-style-name="Normal" style:family="paragraph">
      <style:paragraph-properties fo:widows="2" fo:orphans="2" style:vertical-align="auto" fo:margin-top="0.0694in" fo:margin-bottom="0.0694in" style:line-height-at-least="0.2291in" fo:margin-left="0.5in">
        <style:tab-stops/>
      </style:paragraph-properties>
      <style:text-properties style:font-name-asian="Times New Roman" style:font-name-complex="Times New Roman" fo:color="#363635" style:letter-kerning="false" fo:language="en" fo:country="IN" style:language-asian="en" style:country-asian="IN" style:language-complex="ar" style:country-complex="SA" fo:hyphenate="true"/>
    </style:style>
    <style:style style:name="P370" style:parent-style-name="NormalWeb" style:family="paragraph">
      <style:text-properties fo:color="#363635"/>
    </style:style>
    <style:style style:name="P371" style:parent-style-name="NormalWeb" style:family="paragraph">
      <style:text-properties fo:color="#363635"/>
    </style:style>
    <style:style style:name="P372" style:parent-style-name="NormalWeb" style:family="paragraph">
      <style:text-properties fo:color="#363635"/>
    </style:style>
    <style:style style:name="P373" style:parent-style-name="Textbody" style:family="paragraph">
      <style:paragraph-properties fo:margin-top="0in" fo:margin-bottom="0in"/>
      <style:text-properties style:font-name-complex="Times New Roman"/>
    </style:style>
    <style:style style:name="P374" style:parent-style-name="Textbody" style:family="paragraph">
      <style:paragraph-properties fo:margin-top="0in" fo:margin-bottom="0in"/>
    </style:style>
    <style:style style:name="P375" style:parent-style-name="Textbody" style:family="paragraph">
      <style:paragraph-properties fo:margin-top="0in" fo:margin-bottom="0in"/>
    </style:style>
    <style:style style:name="P376" style:parent-style-name="Textbody" style:family="paragraph">
      <style:paragraph-properties fo:margin-top="0in" fo:margin-bottom="0in"/>
    </style:style>
  </office:automatic-styles>
  <office:body>
    <office:text text:use-soft-page-breaks="true">
      <text:p text:style-name="P1">Lesson Review: Module Summary</text:p>
      <text:h text:style-name="Heading1" text:outline-level="1"><text:bookmark-start text:name="response-to-and-request-for-feedback"/>Response to and Request for feedback<text:bookmark-end text:name="response-to-and-request-for-feedback"/></text:h>
      <text:p text:style-name="Firstparagraph"><text:span text:style-name="T3">If you are resubmitting</text:span>, include a statement outlining the changes you have made to your submission. This section can be short but should be precise. It is a good idea to quote the feedback you are responding to.</text:p>
      <text:p text:style-name="Textbody"><text:span text:style-name="T4">If this is your first submission</text:span>, include a statement about what part of the lesson review you would most like to receive feedback (and why). Your tutor will take this in consideration when reviewing your work, although they may choose to give you feedback on a different thing if they think it’s more appropriate.</text:p>
      <text:h text:style-name="Heading1" text:outline-level="1"><text:bookmark-start text:name="module-learning-objectives"/>Module Learning Objectives<text:bookmark-end text:name="module-learning-objectives"/></text:h>
      <text:p text:style-name="Firstparagraph">I certify that I achieved the following learning objectives for the module (these objectives can be found in the introduction of the module):</text:p>
      <text:h text:style-name="Heading1" text:outline-level="1"><text:bookmark-start text:name="summarising-the-content"/>Summarising the content:<text:bookmark-end text:name="summarising-the-content"/></text:h>
      <text:list text:style-name="LFO11" text:continue-numbering="true">
        <text:list-item>
          <text:p text:style-name="P5">Identify the key terms and concepts in the module. For each of these terms and concepts:</text:p>
        </text:list-item>
      </text:list>
      <text:list text:style-name="LFO12" text:continue-numbering="true">
        <text:list-item>
          <text:list>
            <text:list-item>
              <text:p text:style-name="P6">Define the term and explain the concept<text:s/><text:span text:style-name="T7">in your own words</text:span><text:s/>(beware plagiarism – this is an assessment task).</text:p>
            </text:list-item>
            <text:list-item>
              <text:p text:style-name="P8">Summarise the most important results related to these concepts, including theorems and propositions, algorithms and procedures, etc.</text:p>
            </text:list-item>
            <text:list-item>
              <text:p text:style-name="P9">You can provide examples, figures, diagrams, but only if they help illustrate your point. This is a summary, so it’s best to restrict the explanations to the main points.</text:p>
            </text:list-item>
            <text:list-item>
              <text:p text:style-name="P10">Make sure you include references to the Module Learning Objectives.</text:p>
            </text:list-item>
          </text:list>
        </text:list-item>
      </text:list>
      <text:list text:style-name="LFO11" text:continue-numbering="true">
        <text:list-item>
          <text:p text:style-name="P11">How is this useful? Relate the concepts you learnt in this module to the broader context (other modules, other units within your degree, and more generally)</text:p>
        </text:list-item>
      </text:list>
      <text:p text:style-name="P12"/>
      <text:p text:style-name="P13"/>
      <text:p text:style-name="P14"/>
      <text:p text:style-name="P15"/>
      <text:p text:style-name="P16"/>
      <text:p text:style-name="P17"/>
      <text:p text:style-name="P18">SEQUENCE:</text:p>
      <text:p text:style-name="P19">A sequence is an ordered list of numbers. For example, 0,1,2,3,4,5…… can be considered as a sequence. Or 0,1,1,2,3,5,8,13,21,34…. The Fibonacci sequence. A sequence is a function defined on the domain of natural numbers<text:s/><text:span text:style-name="T20"> </text:span><text:span text:style-name="T21">ℕ</text:span><text:span text:style-name="T22"><text:s/></text:span><text:span text:style-name="T23">∪</text:span><text:span text:style-name="T24"><text:s/>{0}</text:span><text:span text:style-name="T25">.<text:s/></text:span><text:span text:style-name="T26">These numbers in the sequence are called elements</text:span><text:span text:style-name="T27">. To refer to the entire sequence at once, we will write<text:s/></text:span>(an) (read n in subscript;my keyboard is giving me a hard time ).we <text:s/>can shift a sequence up or down, add two sequences, or ask for the rate of change of a sequence just like we do for functions.<text:s/></text:p>
      <text:p text:style-name="P28"/>
      <text:p text:style-name="P29">DEFINING SEQUENCES:</text:p>
      <text:p text:style-name="P30">Closed form:<text:s/>in a closed form of a sequence , the values of the elements are given as the function<text:s/><text:soft-page-break/>on the domain:<text:s/><text:span text:style-name="T31"> </text:span><text:span text:style-name="T32">ℕ</text:span><text:span text:style-name="T33"><text:s/></text:span><text:span text:style-name="T34">∪</text:span><text:span text:style-name="T35"><text:s/>{0}: </text:span><text:span text:style-name="T36">a</text:span><text:span text:style-name="T37">n</text:span><text:span text:style-name="T38"> = </text:span><text:span text:style-name="T39">f</text:span><text:span text:style-name="T40">(</text:span><text:span text:style-name="T41">n</text:span><text:span text:style-name="T42">)</text:span><text:span text:style-name="T43">.<text:s/></text:span><text:span text:style-name="T44">for example, a sequence might be defined by the function<text:s/></text:span><text:span text:style-name="T45">a</text:span><text:span text:style-name="T46">n</text:span><text:span text:style-name="T47"> = </text:span><text:span text:style-name="T48">n</text:span><text:span text:style-name="T49"> + 2</text:span><text:span text:style-name="T50">.<text:s/></text:span><text:span text:style-name="T51">We can use the function to identify any element , eg.<text:s/></text:span><text:span text:style-name="T52">a</text:span><text:span text:style-name="T53">100</text:span><text:span text:style-name="T54"> = 100 + 2 = 102</text:span><text:span text:style-name="T55">.</text:span></text:p>
      <text:p text:style-name="NormalWeb"><text:span text:style-name="T56">Recurrence form:<text:s/></text:span><text:span text:style-name="T57">A sequence can be defined by </text:span><text:span text:style-name="T58">recurrence</text:span><text:span text:style-name="T59">, i.e. when each element is given as a function of the elements preceding it: </text:span><text:span text:style-name="T60">a</text:span><text:span text:style-name="T61">n</text:span><text:span text:style-name="T62"> = </text:span><text:span text:style-name="T63">f(a</text:span><text:span text:style-name="T64">n−</text:span><text:span text:style-name="T65">1</text:span><text:span text:style-name="T66">,</text:span><text:span text:style-name="T67"> </text:span><text:span text:style-name="T68">a</text:span><text:span text:style-name="T69">n</text:span><text:span text:style-name="T70">−2</text:span><text:span text:style-name="T71">, …)</text:span><text:span text:style-name="T72">.</text:span><text:span text:style-name="T73"><text:s/></text:span><text:span text:style-name="T74">To be defined properly, the definition by recurrence needs to also specify the initial state of the sequence </text:span><text:span text:style-name="T75">a</text:span><text:span text:style-name="T76">0</text:span><text:span text:style-name="T77">, </text:span><text:span text:style-name="T78">a</text:span><text:span text:style-name="T79">1</text:span><text:span text:style-name="T80"> , ….</text:span></text:p>
      <text:p text:style-name="NormalWeb"><text:span text:style-name="T81">For example, we can define the Fibonacci sequence in recurrence form as </text:span><text:span text:style-name="T82">a</text:span><text:span text:style-name="T83">n</text:span><text:span text:style-name="T84"> = </text:span><text:span text:style-name="T85">a</text:span><text:span text:style-name="T86">n-1</text:span><text:span text:style-name="T87"> + </text:span><text:span text:style-name="T88">a</text:span><text:span text:style-name="T89">n-2</text:span><text:span text:style-name="T90">, where </text:span><text:span text:style-name="T91">a</text:span><text:span text:style-name="T92">0</text:span><text:span text:style-name="T93"> = 0</text:span><text:span text:style-name="T94"> and </text:span><text:span text:style-name="T95">a</text:span><text:span text:style-name="T96">1</text:span><text:span text:style-name="T97"> = 1</text:span><text:span text:style-name="T98">.</text:span><text:span text:style-name="T99"><text:s/></text:span><text:span text:style-name="T100">The number of preceding elements in the function is called the </text:span><text:span text:style-name="T101">recurrence order</text:span><text:span text:style-name="T102">:</text:span></text:p>
      <text:list text:style-name="LFO15" text:continue-numbering="true">
        <text:list-item>
          <text:p text:style-name="P103"><text:span text:style-name="T104">a</text:span><text:span text:style-name="T105">n</text:span><text:span text:style-name="T106"> = </text:span><text:span text:style-name="T107">f</text:span><text:span text:style-name="T108">(</text:span><text:span text:style-name="T109">a</text:span><text:span text:style-name="T110">n</text:span><text:span text:style-name="T111">-1</text:span><text:span text:style-name="T112">)</text:span><text:span text:style-name="T113"> is a recurrence relation of </text:span><text:span text:style-name="T114">order 1</text:span><text:span text:style-name="T115">. In this case, we should give the value of </text:span><text:span text:style-name="T116">a</text:span><text:span text:style-name="T117">0</text:span><text:span text:style-name="T118">.</text:span></text:p>
        </text:list-item>
      </text:list>
      <text:list text:style-name="LFO14" text:continue-numbering="true">
        <text:list-item>
          <text:p text:style-name="P119"><text:span text:style-name="T120">b</text:span><text:span text:style-name="T121">n</text:span><text:span text:style-name="T122"> = </text:span><text:span text:style-name="T123">f</text:span><text:span text:style-name="T124">(</text:span><text:span text:style-name="T125">b</text:span><text:span text:style-name="T126">n</text:span><text:span text:style-name="T127">-1</text:span><text:span text:style-name="T128">, </text:span><text:span text:style-name="T129">b</text:span><text:span text:style-name="T130">n</text:span><text:span text:style-name="T131">-2</text:span><text:span text:style-name="T132">)</text:span><text:span text:style-name="T133"> is a recurrence relation of </text:span><text:span text:style-name="T134">order 2</text:span><text:span text:style-name="T135">. In this case, we also give the values of </text:span><text:span text:style-name="T136">a</text:span><text:span text:style-name="T137">0</text:span><text:span text:style-name="T138"> and </text:span><text:span text:style-name="T139">a</text:span><text:span text:style-name="T140">1</text:span><text:span text:style-name="T141">.</text:span></text:p>
        </text:list-item>
      </text:list>
      <text:p text:style-name="NormalWeb">PARTIAL SUMS : there are times when m=we need to define a sequence based on another sequence.<text:s/>An example of such a situation is when you wish to calculate the sum of elements within a sequence. Partial sums can be defined as the sum of first elements of a sequence<text:s/><text:span text:style-name="T142"> </text:span><text:span text:style-name="T143">(</text:span><text:span text:style-name="T144">a</text:span><text:span text:style-name="T145">n</text:span><text:span text:style-name="T146">)</text:span><text:span text:style-name="T147">n </text:span><text:span text:style-name="T148">≥<text:s/></text:span><text:span text:style-name="T149">0</text:span><text:span text:style-name="T150"> all the way up to index </text:span><text:span text:style-name="T151">k</text:span><text:span text:style-name="T152">, notated as:</text:span></text:p>
      <text:p text:style-name="NormalWeb"><text:span text:style-name="T153">The partial sums of the sequence </text:span><text:span text:style-name="T154">(</text:span><text:span text:style-name="T155">a</text:span><text:span text:style-name="T156">n</text:span><text:span text:style-name="T157">)</text:span><text:span text:style-name="T158">n </text:span><text:span text:style-name="T159">≥ 0</text:span><text:span text:style-name="T160"> is itself a sequence, which we can define by a recurrence relation:</text:span></text:p>
      <text:p text:style-name="NormalWeb"><text:span text:style-name="T161">In other words, the sum of the first </text:span><text:span text:style-name="T162">k</text:span><text:span text:style-name="T163"> + 1</text:span><text:span text:style-name="T164"> elements of the sequence </text:span><text:span text:style-name="T165">(</text:span><text:span text:style-name="T166">a</text:span><text:span text:style-name="T167">n</text:span><text:span text:style-name="T168">)</text:span><text:span text:style-name="T169">n </text:span><text:span text:style-name="T170">≥ 0</text:span><text:span text:style-name="T171"> is the sum of the first </text:span><text:span text:style-name="T172">k</text:span><text:span text:style-name="T173"> elements plus the </text:span><text:span text:style-name="T174">k</text:span><text:span text:style-name="T175"> + 1-st</text:span><text:span text:style-name="T176"> element.</text:span></text:p>
      <text:p text:style-name="NormalWeb">Closed Form vs Recurrence: Knowing the closed form of a sequence is useful - it is similar to replacing a loop with a one-liner in programming. For most sequences, it’s not possible to find the closed form from the recurrence formula.</text:p>
      <text:p text:style-name="NormalWeb">ARITHMETIC AND GEOMETRIC SEQUENCES:<text:s/>some other ways we can define sequences instead of closed and recurrent forms we have arithmetic and geometric sequences.<text:s/></text:p>
      <text:p text:style-name="NormalWeb">Arithmetic sequences:<text:s/><text:span text:style-name="T177">An arithmetic sequence (or </text:span><text:span text:style-name="T178">linear sequence</text:span><text:span text:style-name="T179">) is defined by the recurrence relation </text:span><text:span text:style-name="T180">a</text:span><text:span text:style-name="T181">n</text:span><text:span text:style-name="T182"> = </text:span><text:span text:style-name="T183">a</text:span><text:span text:style-name="T184">n </text:span><text:span text:style-name="T185">-1</text:span><text:span text:style-name="T186"> + </text:span><text:span text:style-name="T187">d</text:span><text:span text:style-name="T188">, for some number </text:span><text:span text:style-name="T189">d</text:span><text:span text:style-name="T190">. In other words, we move from one element of the sequence to the next element by always adding the same number. For example:</text:span></text:p>
      <text:p text:style-name="P191">1,3,5,7,9,…. (d=2)</text:p>
      <text:p text:style-name="P192">3,7,11,15,19,….(d=4)</text:p>
      <text:soft-page-break/>
      <text:p text:style-name="NormalWeb"><text:span text:style-name="T193">Difference equations :</text:span><text:span text:style-name="T194"><text:s/></text:span><text:span text:style-name="T195">Difference equations</text:span><text:span text:style-name="T196"> are properties of a sequence that provide us with a lot of useful information about the sequence.</text:span></text:p>
      <text:list text:style-name="LFO16" text:continue-numbering="true">
        <text:list-item>
          <text:p text:style-name="P197"><text:span text:style-name="T198">The </text:span><text:span text:style-name="T199">first difference of a sequence</text:span><text:span text:style-name="T200"> (</text:span><text:span text:style-name="T201">a</text:span><text:span text:style-name="T202">n</text:span><text:span text:style-name="T203">) is defined as </text:span><text:span text:style-name="T204">b</text:span><text:span text:style-name="T205">n</text:span><text:span text:style-name="T206"> = </text:span><text:span text:style-name="T207">a</text:span><text:span text:style-name="T208">n</text:span><text:span text:style-name="T209">+1</text:span><text:span text:style-name="T210"> − </text:span><text:span text:style-name="T211">a</text:span><text:span text:style-name="T212">n</text:span><text:span text:style-name="T213">. This is effectively the sequence formed from the difference between each element in a sequence.</text:span></text:p>
        </text:list-item>
        <text:list-item>
          <text:p text:style-name="P214"><text:span text:style-name="T215">The </text:span><text:span text:style-name="T216">second difference of a sequence</text:span><text:span text:style-name="T217"> (</text:span><text:span text:style-name="T218">a</text:span><text:span text:style-name="T219">n</text:span><text:span text:style-name="T220">) is defined as </text:span><text:span text:style-name="T221">c</text:span><text:span text:style-name="T222">n</text:span><text:span text:style-name="T223"> = </text:span><text:span text:style-name="T224">b</text:span><text:span text:style-name="T225">n</text:span><text:span text:style-name="T226">+1</text:span><text:span text:style-name="T227"> − </text:span><text:span text:style-name="T228">b</text:span><text:span text:style-name="T229">n</text:span><text:span text:style-name="T230">. This is effectively the sequence formed from the difference between each element in the first difference sequence.</text:span></text:p>
        </text:list-item>
        <text:list-item>
          <text:p text:style-name="P231">In the same vein, we can define the third, fourth, fifth, … differences.</text:p>
        </text:list-item>
      </text:list>
      <text:p text:style-name="P232"><text:span text:style-name="T233">Let's apply this to the Fibonacci sequence: </text:span><text:span text:style-name="T234">0, 1, 1, 2, 3, 5, 8, 13, 21, ...</text:span></text:p>
      <text:list text:style-name="LFO17" text:continue-numbering="true">
        <text:list-item>
          <text:p text:style-name="P235">The first difference will be the difference between each of the terms: </text:p>
        </text:list-item>
      </text:list>
      <text:p text:style-name="P236"/>
      <text:p text:style-name="NormalWeb"><text:span text:style-name="T237">Quadratic sequence</text:span><text:span text:style-name="T238">: this is defined by the formula </text:span><text:span text:style-name="T239">a</text:span><text:span text:style-name="T240">n</text:span><text:span text:style-name="T241"> = </text:span><text:span text:style-name="T242">an</text:span><text:span text:style-name="T243">2</text:span><text:span text:style-name="T244"> + </text:span><text:span text:style-name="T245">bn</text:span><text:span text:style-name="T246"> + </text:span><text:span text:style-name="T247">c</text:span><text:span text:style-name="T248">.</text:span></text:p>
      <text:p text:style-name="NormalWeb"><text:span text:style-name="T249">Consider the sequence </text:span><text:span text:style-name="T250">a</text:span><text:span text:style-name="T251">n</text:span><text:span text:style-name="T252"> = 3</text:span><text:span text:style-name="T253">n</text:span><text:span text:style-name="T254">2</text:span><text:span text:style-name="T255"> - 5</text:span><text:span text:style-name="T256">n</text:span><text:span text:style-name="T257"> + 8</text:span><text:span text:style-name="T258">.</text:span><text:span text:style-name="T259"><text:s/>This tells us that for a quadratic sequence, the second difference will be a constant.</text:span><text:span text:style-name="T260"><text:s/></text:span><text:span text:style-name="T261">We can use this information to help determine the closed form of a quadratic sequence.</text:span></text:p>
      <text:p text:style-name="P262">Partial sums of arithmetic sequence: the partial sum for any k terms in a sequence is denoted by:<text:s/></text:p>
      <text:p text:style-name="NormalWeb"><text:span text:style-name="T263">To calculate<text:s/></text:span><text:span text:style-name="T264">b</text:span><text:span text:style-name="T265">k</text:span><text:span text:style-name="T266"> </text:span><text:span text:style-name="T267"><text:s/>for any arithmetic sequence, we follow the procedure</text:span><text:span text:style-name="T268"><text:s/>we</text:span><text:span text:style-name="T269">:</text:span></text:p>
      <text:list text:style-name="LFO18" text:continue-numbering="true">
        <text:list-item>
          <text:p text:style-name="P270">Write the sum as a whole.</text:p>
        </text:list-item>
        <text:list-item>
          <text:p text:style-name="P271">Write the sum as a whole, in reverse.</text:p>
        </text:list-item>
        <text:list-item>
          <text:p text:style-name="P272">Add up the two sums vertically – you will find that the value for each sum is the same.</text:p>
        </text:list-item>
        <text:list-item>
          <text:p text:style-name="P273"><text:span text:style-name="T274">multiply the value of this vertical sum by </text:span><text:span text:style-name="T275">k</text:span><text:span text:style-name="T276"> + 1</text:span><text:span text:style-name="T277"> and then divide by </text:span><text:span text:style-name="T278">2</text:span><text:span text:style-name="T279">.</text:span></text:p>
        </text:list-item>
      </text:list>
      <text:p text:style-name="P280"/>
      <text:p text:style-name="P281"/>
      <text:p text:style-name="NormalWeb"><text:span text:style-name="T282">GEOMETRIC SEQUENCE:</text:span><text:span text:style-name="T283"><text:s/></text:span><text:span text:style-name="T284">In a </text:span><text:span text:style-name="T285">geometric sequence</text:span><text:span text:style-name="T286">, we multiply to find the next element, rather than adding.</text:span><text:span text:style-name="T287"><text:s/></text:span><text:span text:style-name="T288">A geometric sequence is defined by the recurrence relation </text:span><text:span text:style-name="T289">a</text:span><text:span text:style-name="T290">n</text:span><text:span text:style-name="T291"> = </text:span><text:span text:style-name="T292">ka</text:span><text:span text:style-name="T293">n </text:span><text:span text:style-name="T294">-1</text:span><text:span text:style-name="T295">, for some number </text:span><text:span text:style-name="T296">k</text:span><text:span text:style-name="T297">.</text:span><text:span text:style-name="T298"><text:s/></text:span><text:span text:style-name="T299">In other words each element is obtained by multiplying the previous element by the same number </text:span><text:span text:style-name="T300">k</text:span><text:span text:style-name="T301">. For example:</text:span></text:p>
      <text:p text:style-name="P302"/>
      <text:soft-page-break/>
      <text:p text:style-name="P303">Partial sums of geometric sequences :<text:s/></text:p>
      <text:p text:style-name="P304"><text:span text:style-name="T305">For any geometric sequence, defined as </text:span><text:span text:style-name="T306">a</text:span><text:span text:style-name="T307">n</text:span><text:span text:style-name="T308"> = </text:span><text:span text:style-name="T309">ka</text:span><text:span text:style-name="T310">n </text:span><text:span text:style-name="T311">-1</text:span><text:span text:style-name="T312">, we can calculate the partial sum as follows:</text:span></text:p>
      <text:list text:style-name="LFO19" text:continue-numbering="true">
        <text:list-item>
          <text:p text:style-name="P313"><text:span text:style-name="T314">Multiply every element of the sequence by </text:span><text:span text:style-name="T315">k</text:span><text:span text:style-name="T316">.</text:span></text:p>
        </text:list-item>
        <text:list-item>
          <text:p text:style-name="P317">Shift the multiplied sequence one step to the right.</text:p>
        </text:list-item>
        <text:list-item>
          <text:p text:style-name="P318">Subtract the original sequence from the multiplied sequence.</text:p>
        </text:list-item>
        <text:list-item>
          <text:p text:style-name="P319">Add up all the results of the subtraction.</text:p>
        </text:list-item>
        <text:list-item>
          <text:p text:style-name="P320"><text:span text:style-name="T321">Divide by </text:span><text:span text:style-name="T322">k</text:span><text:span text:style-name="T323"> - 1</text:span><text:span text:style-name="T324">.</text:span></text:p>
        </text:list-item>
      </text:list>
      <text:p text:style-name="P325">LINEAR RECURRENCE:<text:s/></text:p>
      <text:list text:style-name="LFO20" text:continue-numbering="true">
        <text:list-item>
          <text:p text:style-name="P326"><text:span text:style-name="T327">Arithmetic sequences, with recurrence relation </text:span><text:span text:style-name="T328">a</text:span><text:span text:style-name="T329">n</text:span><text:span text:style-name="T330"> = </text:span><text:span text:style-name="T331">a</text:span><text:span text:style-name="T332">n </text:span><text:span text:style-name="T333">-1</text:span><text:span text:style-name="T334"> + </text:span><text:span text:style-name="T335">d</text:span></text:p>
        </text:list-item>
        <text:list-item>
          <text:p text:style-name="P336"><text:span text:style-name="T337">Geometric sequences, with recurrence relation </text:span><text:span text:style-name="T338">a</text:span><text:span text:style-name="T339">n</text:span><text:span text:style-name="T340"> = </text:span><text:span text:style-name="T341">ka</text:span><text:span text:style-name="T342">n </text:span><text:span text:style-name="T343">-1</text:span></text:p>
        </text:list-item>
      </text:list>
      <text:p text:style-name="P344">Linear recurrence of order 1: a linear recurrence of order 1 is defined by an equation of the form:</text:p>
      <text:p text:style-name="P345">We should note that :</text:p>
      <text:p text:style-name="P346"><text:span text:style-name="T347">The given equation is a linear recurrence because the values k and d are both constants</text:span><text:span text:style-name="T348">.</text:span><text:span text:style-name="T349"><text:s/></text:span><text:span text:style-name="T350">It has order<text:s/></text:span><text:span text:style-name="T351">1</text:span><text:span text:style-name="T352"> as each element only refers back to the</text:span><text:span text:style-name="T353"> </text:span><text:span text:style-name="T354">first previous element.</text:span><text:span text:style-name="T355"><text:s/></text:span><text:span text:style-name="T356">If </text:span><text:span text:style-name="T357">k</text:span><text:span text:style-name="T358"> = 1</text:span><text:span text:style-name="T359">, then it is an arithmetic sequence. If </text:span><text:span text:style-name="T360">d</text:span><text:span text:style-name="T361"> = 0</text:span><text:span text:style-name="T362">, then it is a geometric sequence.</text:span></text:p>
      <text:p text:style-name="P363">Linear recurrence of order 2: a linear recurrence of order 2 has the recurrence form :</text:p>
      <text:p text:style-name="P364"/>
      <text:p text:style-name="P365">We should note that:<text:s/></text:p>
      <text:p text:style-name="P366">The given equation is still a linear recurrence because the values k1 and k2 and d are all constants. It has order 2 as each element refers back to the previous two elements. Recursions of higher order will refer<text:s/>back to a greater number of previous elements.</text:p>
      <text:p text:style-name="P367"/>
      <text:p text:style-name="P368"/>
      <text:p text:style-name="P369"/>
      <text:p text:style-name="P370"/>
      <text:p text:style-name="P371"/>
      <text:p text:style-name="P372"/>
      <text:p text:style-name="P373"/>
      <text:h text:style-name="Heading1" text:outline-level="1"><text:bookmark-start text:name="reflecting-on-the-content"/>Reflecting on the content:<text:bookmark-end text:name="reflecting-on-the-content"/></text:h>
      <text:list text:style-name="LFO13" text:continue-numbering="true">
        <text:list-item>
          <text:p text:style-name="P374">What is the most important thing you learnt in this module?</text:p>
        </text:list-item>
        <text:list-item>
          <text:p text:style-name="P375">How does this relate to what you already know?</text:p>
        </text:list-item>
        <text:list-item>
          <text:p text:style-name="P376">Why do you think your course team wants you to learn the content of this module for your degre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language="en" fo:hyphenate="false"/>
    </style:style>
    <style:style style:name="Source_Text" style:display-name="Source_Text" style:family="text">
      <style:text-properties style:font-name="Courier New" style:font-name-asian="Courier New" style:font-name-complex="Courier New" fo:font-size="10pt" style:font-size-asian="10pt" style:font-size-complex="10pt" fo:language="en"/>
    </style:style>
    <style:style style:name="Highlighted" style:display-name="Highlighted" style:family="text">
      <style:text-properties fo:background-color="#FFFF38"/>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1" style:display-name="List 21">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1" style:display-name="List 31">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1" style:display-name="List 41">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1" style:display-name="List 51">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IN"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esson Review: Module Summary</dc:title>
    <dc:description/>
    <dc:subject/>
    <meta:initial-creator>SHILPA SHARMA</meta:initial-creator>
    <dc:creator>SHILPA SHARMA</dc:creator>
    <meta:creation-date>2024-05-14T17:09:00Z</meta:creation-date>
    <dc:date>2024-05-18T09:29:00Z</dc:date>
    <meta:template xlink:href="Normal" xlink:type="simple"/>
    <meta:editing-cycles>1</meta:editing-cycles>
    <meta:editing-duration>PT208980S</meta:editing-duration>
    <meta:user-defined meta:name="center">False</meta:user-defined>
    <meta:user-defined meta:name="colorlinks">True</meta:user-defined>
    <meta:user-defined meta:name="controls">False</meta:user-defined>
    <meta:user-defined meta:name="css"/>
    <meta:user-defined meta:name="documentclass">scrartcl</meta:user-defined>
    <meta:user-defined meta:name="fontsize">12pt</meta:user-defined>
    <meta:user-defined meta:name="hash">True</meta:user-defined>
    <meta:user-defined meta:name="header-includes"/>
    <meta:user-defined meta:name="height">900</meta:user-defined>
    <meta:user-defined meta:name="history">True</meta:user-defined>
    <meta:user-defined meta:name="mainfont">Carlito</meta:user-defined>
    <meta:user-defined meta:name="numbersections">True</meta:user-defined>
    <meta:user-defined meta:name="papersize">a4</meta:user-defined>
    <meta:user-defined meta:name="progress">True</meta:user-defined>
    <meta:user-defined meta:name="revealjs-url">../../reveal.js</meta:user-defined>
    <meta:user-defined meta:name="stem">/content/enforced/1031705-SIT192_TRI-1_2021</meta:user-defined>
    <meta:user-defined meta:name="transition">slide</meta:user-defined>
    <meta:user-defined meta:name="unit_id"/>
    <meta:user-defined meta:name="viewport">width=device-width, initial-scale=1, maximum-scale=1</meta:user-defined>
    <meta:user-defined meta:name="width">1200</meta:user-defined>
    <meta:document-statistic meta:page-count="5" meta:paragraph-count="14" meta:word-count="1118" meta:character-count="7479" meta:row-count="53" meta:non-whitespace-character-count="6375"/>
  </office:meta>
</office:document-meta>
</file>